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Type.createReport( DeltaVResource resource , ReportInfo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Type.getRepo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yp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ype.ReportType( String localName , Namespace namespace , String key , Class repor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Type.isRequestedReportType( ReportInfo req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Type.register( String localName , Namespace namespace , Class report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ortType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Type.getType( ReportInfo report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Type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